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3722in" style:rel-column-width="60285*"/>
    </style:style>
    <style:style style:name="Table1.B" style:family="table-column">
      <style:table-column-properties style:column-width="0.5549in" style:rel-column-width="5250*"/>
    </style:style>
    <style:style style:name="Table1.A1" style:family="table-cell">
      <style:table-cell-properties fo:padding="0.0382in" fo:border="none"/>
    </style:style>
    <style:style style:name="Header" style:family="table">
      <style:table-properties style:width="6.9271in" fo:margin-left="0in" fo:margin-right="-0.0021in" table:align="margins"/>
    </style:style>
    <style:style style:name="Header.A" style:family="table-column">
      <style:table-column-properties style:column-width="0.791in" style:rel-column-width="7483*"/>
    </style:style>
    <style:style style:name="Header.B" style:family="table-column">
      <style:table-column-properties style:column-width="2.6708in" style:rel-column-width="25267*"/>
    </style:style>
    <style:style style:name="Header.C" style:family="table-column">
      <style:table-column-properties style:column-width="3.4653in" style:rel-column-width="32785*"/>
    </style:style>
    <style:style style:name="Header.1" style:family="table-row">
      <style:table-row-properties style:min-row-height="0.184in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Header.5" style:family="table-row">
      <style:table-row-properties style:min-row-height="0.665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7965in" style:rel-column-width="7537*"/>
    </style:style>
    <style:style style:name="Table3.B" style:family="table-column">
      <style:table-column-properties style:column-width="6.1285in" style:rel-column-width="5799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965in" style:rel-column-width="7537*"/>
    </style:style>
    <style:style style:name="Table4.B" style:family="table-column">
      <style:table-column-properties style:column-width="6.1285in" style:rel-column-width="57998*"/>
    </style:style>
    <style:style style:name="Table4.A1" style:family="table-cell">
      <style:table-cell-properties style:vertical-align=""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809in" style:rel-column-width="7653*"/>
    </style:style>
    <style:style style:name="Table2.B" style:family="table-column">
      <style:table-column-properties style:column-width="2.7451in" style:rel-column-width="25970*"/>
    </style:style>
    <style:style style:name="Table2.C" style:family="table-column">
      <style:table-column-properties style:column-width="3.3729in" style:rel-column-width="31912*"/>
    </style:style>
    <style:style style:name="Table2.A1" style:family="table-cell">
      <style:table-cell-properties style:vertical-align="" fo:padding="0in" fo:border="none"/>
    </style:style>
    <style:style style:name="Table2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000000"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loext:contextual-spacing="false" fo:margin-left="0in" fo:margin-right="0in" fo:margin-top="0in" fo:margin-bottom="0in" fo:text-align="end" style:justify-single-word="false" fo:text-indent="0in" style:auto-text-indent="false"/>
      <style:text-properties style:font-name="Times New Roman"/>
    </style:style>
    <style:style style:name="P10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paragraph-properties loext:contextual-spacing="false" fo:margin-top="0in" fo:margin-bottom="0in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loext:contextual-spacing="false" fo:margin-left="0.0327in" fo:margin-right="0.0437in" fo:margin-top="0in" fo:margin-bottom="0in" fo:text-align="justify" style:justify-single-word="false" fo:text-indent="0.6799in" style:auto-text-indent="false"/>
      <style:text-properties fo:color="#000000" style:font-name="Times New Roman" fo:font-size="12pt" fo:background-color="#ffffff" style:font-size-asian="12pt" style:font-size-complex="12pt"/>
    </style:style>
    <style:style style:name="P19" style:family="paragraph" style:parent-style-name="Standard">
      <style:paragraph-properties fo:margin-left="0.0661in" fo:margin-right="0.0874in" fo:text-align="justify" style:justify-single-word="false" fo:text-indent="0.6689in" style:auto-text-indent="false"/>
      <style:text-properties fo:font-size="12pt" style:font-size-asian="12pt" style:font-size-complex="12pt"/>
    </style:style>
    <style:style style:name="P20" style:family="paragraph" style:parent-style-name="Standard" style:master-page-name="">
      <style:paragraph-properties fo:margin-left="1.5571in" fo:margin-right="0in" fo:text-indent="0in" style:auto-text-indent="false" style:page-number="auto"/>
      <style:text-properties fo:font-size="12pt" style:font-size-asian="12pt" style:font-size-complex="12pt"/>
    </style:style>
    <style:style style:name="P21" style:family="paragraph" style:parent-style-name="Table_20_Contents">
      <style:text-properties style:font-name="Times New Roman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style:font-style-asian="normal" style:font-style-complex="normal" style:text-overline-style="none" style:text-ov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5">P-21A</text:p>
          </table:table-cell>
        </table:table-row>
      </table:table>
      <text:p text:style-name="P9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 table:style-name="Header.1">
          <table:table-cell table:style-name="Header.A1" table:number-columns-spanned="2" office:value-type="string">
            <text:p text:style-name="P7"/>
          </table:table-cell>
          <table:covered-table-cell/>
          <table:table-cell table:style-name="Header.A1" office:value-type="string">
            <text:p text:style-name="P8">{dikeluarkan}, {tanggal_dikeluarkan}</text:p>
          </table:table-cell>
        </table:table-row>
        <table:table-row table:style-name="Header.1">
          <table:table-cell table:style-name="Header.A1" office:value-type="string">
            <text:p text:style-name="P7">Nomor <text:s text:c="3"/>:</text:p>
          </table:table-cell>
          <table:table-cell table:style-name="Header.A1" office:value-type="string">
            <text:p text:style-name="P7">{nomor}</text:p>
          </table:table-cell>
          <table:table-cell table:style-name="Header.A1" office:value-type="string">
            <text:p text:style-name="P8">KEPADA YTH.</text:p>
          </table:table-cell>
        </table:table-row>
        <table:table-row>
          <table:table-cell table:style-name="Header.A1" office:value-type="string">
            <text:p text:style-name="P7">Sifat <text:s text:c="7"/>:</text:p>
          </table:table-cell>
          <table:table-cell table:style-name="Header.A1" office:value-type="string">
            <text:p text:style-name="P7">{sifat}</text:p>
          </table:table-cell>
          <table:table-cell table:style-name="Header.A1" office:value-type="string">
            <text:p text:style-name="P7">{kepada}</text:p>
          </table:table-cell>
        </table:table-row>
        <table:table-row>
          <table:table-cell table:style-name="Header.A1" office:value-type="string">
            <text:p text:style-name="P7">Lampiran:</text:p>
          </table:table-cell>
          <table:table-cell table:style-name="Header.A1" office:value-type="string">
            <text:p text:style-name="P7">{lampiran}</text:p>
          </table:table-cell>
          <table:table-cell table:style-name="Header.A1" office:value-type="string">
            <text:p text:style-name="P8">Di -</text:p>
          </table:table-cell>
        </table:table-row>
        <table:table-row table:style-name="Header.5">
          <table:table-cell table:style-name="Header.A1" office:value-type="string">
            <text:p text:style-name="P7">Perihal <text:s text:c="3"/>:</text:p>
          </table:table-cell>
          <table:table-cell table:style-name="Header.A1" office:value-type="string">
            <text:p text:style-name="P11">Pemberitahuan susulan basil penyidikan perkara atas nama tersangka {tersangka_lampiran} </text:p>
            <text:p text:style-name="P11">sudah lengkap. </text:p>
          </table:table-cell>
          <table:table-cell table:style-name="Header.A1" office:value-type="string">
            <text:p text:style-name="P8"><text:s text:c="6"/>{di_tempat}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8">Menyusul <text:s/>surat <text:s/>kami Nomor {nomorP21} tanggal {tanggalP21} perihal <text:s/>pemberitahuan hasil <text:s/>penyidikan sudah <text:s/>lengkap atas <text:s/>nama <text:s/>tersangka tersebut pada pokok surat (P-2 l ), namun sampai saat ini tanggung jawab atas tersangka dan barang bukti belum diserahkan kepada kami (Penyerahan Berkas Perkara Tahap Kedua).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/>
            <text:p text:style-name="P12"/>
          </table:table-cell>
          <table:table-cell table:style-name="Table4.A1" office:value-type="string">
            <text:p text:style-name="P19">Karena itu, diminta agar penyerahan tanggung jawab tersangka dan barang buktinya dilaksanakan dalam waktu yang tidak lama.</text:p>
          </table:table-cell>
        </table:table-row>
      </table:table>
      <text:p text:style-name="P1"><text:tab/><text:tab/><text:tab/><text:tab/></text:p>
      <text:p text:style-name="P20">Demikian untuk dimaklumi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4">{kepala}</text:p>
            <text:p text:style-name="P4">SELAKU PENUNTUT UMUM</text:p>
            <text:p text:style-name="P4"/>
            <text:p text:style-name="P4"/>
            <text:p text:style-name="P4"/>
            <text:p text:style-name="P13"><text:span text:style-name="T2"><text:s text:c="3"/></text:span><text:span text:style-name="T1">{nama_penandatangan}</text:span></text:p>
            <text:p text:style-name="P14">{pangkat} NIP. {nip_penandatangan}</text:p>
          </table:table-cell>
        </table:table-row>
      </table:table>
      <text:p text:style-name="P2"/>
      <text:p text:style-name="P2">Tembusan </text:p>
      <text:p text:style-name="P2">[!-- BEGIN tembusan --] {urutan_tembusan}. {nama_tembusan}</text:p>
      <text:p text:style-name="P2">[!-- END tembusan --]</text:p>
      <text:p text:style-name="P16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7-01-14T22:33:11.99</dc:date>
    <meta:editing-duration>PT7H8M8S</meta:editing-duration>
    <meta:editing-cycles>115</meta:editing-cycles>
    <meta:generator>OpenOffice/4.1.2$Win32 OpenOffice.org_project/412m3$Build-9782</meta:generator>
    <meta:document-statistic meta:table-count="5" meta:image-count="0" meta:object-count="0" meta:page-count="1" meta:paragraph-count="29" meta:word-count="115" meta:character-count="929"/>
  </office:meta>
</office:document-meta>
</file>